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676cm" svg:height="13.042cm" svg:x="0.468cm" svg:y="3.108cm">
            <draw:object draw:notify-on-update-of-ranges="Sheet1.A2:Sheet1.A6 Sheet1.B2:Sheet1.B6 Sheet1.A2:Sheet1.A6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near Search</text:p>
          </table:table-cell>
          <table:table-cell office:value-type="string" calcext:value-type="string">
            <text:p>Binary Sear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52" calcext:value-type="float">
            <text:p>5.2E-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354" calcext:value-type="float">
            <text:p>0.0003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672" calcext:value-type="float">
            <text:p>0.0006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1276" calcext:value-type="float">
            <text:p>0.0012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1241" calcext:value-type="float">
            <text:p>0.0012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05:59:57.069969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1:40:37.287825202</meta:creation-date>
    <dc:date>2021-04-28T06:00:58.525388900</dc:date>
    <meta:editing-duration>PT18M11S</meta:editing-duration>
    <meta:editing-cycles>4</meta:editing-cycles>
    <meta:generator>LibreOffice/6.4.6.2$Linux_X86_64 LibreOffice_project/40$Build-2</meta:generator>
    <meta:document-statistic meta:table-count="1" meta:cell-count="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77cm" svg:height="13.043cm" xlink:href=".." xlink:type="simple" chart:class="chart:scatter" chart:style-name="ch1">
        <chart:title svg:x="8.355cm" svg:y="0.396cm" chart:style-name="ch2">
          <text:p>n vs T(n)</text:p>
        </chart:title>
        <chart:subtitle svg:x="6.225cm" svg:y="1.435cm" chart:style-name="ch3">
          <text:p>(Sort time added for binary search.)</text:p>
        </chart:subtitle>
        <chart:legend chart:legend-position="end" svg:x="12.02cm" svg:y="5.814cm" style:legend-expansion="custom" chartooo:width="3.718cm" chartooo:height="1.9cm" style:legend-expansion-aspect-ratio="1.95684210526316" chart:style-name="ch4"/>
        <chart:plot-area chart:style-name="ch5" table:cell-range-address="Sheet1.A2:Sheet1.C6" chart:data-source-has-labels="row" svg:x="1.234cm" svg:y="2.145cm" svg:width="10.326cm" svg:height="9.157cm">
          <chartooo:coordinate-region svg:x="2.517cm" svg:y="2.344cm" svg:width="8.763cm" svg:height="8.311cm"/>
          <chart:axis chart:dimension="x" chart:name="primary-x" chart:style-name="ch6">
            <chart:title svg:x="6.247cm" svg:y="11.562cm" chart:style-name="ch7">
              <text:p>n</text:p>
            </chart:title>
          </chart:axis>
          <chart:axis chart:dimension="y" chart:name="primary-y" chart:style-name="ch6">
            <chart:title svg:x="0.301cm" svg:y="7.071cm" chart:style-name="ch8">
              <text:p>T(n)</text:p>
            </chart:title>
            <chart:grid chart:style-name="ch9" chart:class="major"/>
          </chart:axis>
          <chart:series chart:style-name="ch10" chart:values-cell-range-address="Sheet1.B2:Sheet1.B6" loext:label-string="linear_search" chart:class="chart:scatter">
            <chart:domain table:cell-range-address="Sheet1.A2:Sheet1.A6"/>
            <chart:data-point chart:repeated="5"/>
          </chart:series>
          <chart:series chart:style-name="ch11" chart:values-cell-range-address="Sheet1.C2:Sheet1.C6" loext:label-string="binary_search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ar_search</text:p>
              </table:table-cell>
              <table:table-cell office:value-type="string">
                <text:p>binary_sear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6</svg:desc>
                </draw:g>
              </table:table-cell>
              <table:table-cell office:value-type="float" office:value="0.000002">
                <text:p>0.000002</text:p>
                <draw:g>
                  <svg:desc>Sheet1.B2:Sheet1.B6</svg:desc>
                </draw:g>
              </table:table-cell>
              <table:table-cell office:value-type="float" office:value="0.000052">
                <text:p>0.000052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354">
                <text:p>0.0003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672">
                <text:p>0.000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1276">
                <text:p>0.001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0024">
                <text:p>0.000024</text:p>
              </table:table-cell>
              <table:table-cell office:value-type="float" office:value="0.001241">
                <text:p>0.0012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